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family="text" style:name="T1" style:display-name="T1">
      <style:text-properties fo:color="#000000" style:font-name="Arial" fo:font-size="9.89999961853027pt" fo:font-weight="normal" fo:text-transform="none"/>
    </style:style>
    <style:style style:family="paragraph" style:name="P2" style:display-name="P2" style:parent-style-name="Text-body">
      <style:paragraph-properties fo:line-height="114%" fo:margin-top="0in" fo:margin-bottom="0in" style:writing-mode="lr"/>
    </style:style>
    <style:style style:family="paragraph" style:name="P1" style:display-name="P1" style:parent-style-name="Text-body">
      <style:paragraph-properties fo:background-color="transparent"/>
      <style:text-properties fo:color="#000000" style:font-name="Arial" fo:font-size="18.5pt" fo:font-weight="normal" fo:text-transform="none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P1"/>
        <text:p text:style-name="P2"/>
        <text:p text:style-name="P2"><text:span text:style-name="T1">Lab 2 flat strap.</text:span></text:p>
        <text:p text:style-name="P2"/>
        <text:p text:style-name="P2"><text:span text:style-name="T1">To StrappApp, add another view and display it. Just one. This will be timeboxed, you may not finish this lab.</text:span></text:p>
        <text:p text:style-name="P2"><text:span text:style-name="T1">Note the view has been sectioned of.</text:span></text:p>
        <text:p text:style-name="P2"/>
        <text:p text:style-name="P2"><text:span text:style-name="T1">Optional: View a section view in Dreamweaver with add css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style:default-style style:family="paragraph">
      <style:paragraph-properties style:tab-stop-distance="0.4925in"/>
    </style:default-style>
    <style:style style:family="text" style:name="Internet-link-text-text" style:display-name="Internet link_text_text" style:next-style-name="Internet-link-text-text">
      <style:text-properties fo:color="#000080" style:text-underline-type="single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Normal" style:display-name="Normal"/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Arial" fo:font-size="14pt"/>
    </style:style>
    <style:style style:family="paragraph" style:name="Text-body" style:display-name="Text body" style:parent-style-name="Normal" style:next-style-name="Text-body">
      <style:paragraph-properties fo:margin-top="0in" fo:margin-bottom="0.0835in"/>
    </style:style>
    <style:style style:family="paragraph" style:name="Heading-1" style:display-name="Heading 1" style:parent-style-name="Heading" style:next-style-name="Text-body">
      <style:text-properties style:font-name="Times New Roman" fo:font-size="24pt" fo:font-weight="bold"/>
    </style:style>
    <style:style style:family="paragraph" style:name="Heading-2" style:display-name="Heading 2" style:parent-style-name="Heading" style:next-style-name="Text-body">
      <style:text-properties style:font-name="Times New Roman" fo:font-size="18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3-07-24T15:40:56.21</meta:creation-date>
    <dc:date>2013-07-25T16:24:47</dc:date>
  </office:meta>
</office:document-meta>
</file>